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Cahier des charges : Site Web Ryoken Esport</text:p>
      <text:p text:style-name="P1"/>
      <text:p text:style-name="Standard"><text:span text:style-name="Police_20_par_20_défaut"><text:span text:style-name="T1">Contexte:</text:span></text:span></text:p>
      <text:p text:style-name="Standard"><text:span text:style-name="Police_20_par_20_défaut"><text:span text:style-name="T2"><text:s/><text:tab/></text:span></text:span>Ryoken est une association de joueurs en ligne à but non lucratif, ayant besoin d’un site Web dynamique avec base de données pour la gestion des membres et des articles vendus.</text:p>
      <text:p text:style-name="Standard"/>
      <text:p text:style-name="Standard"><text:span text:style-name="Police_20_par_20_défaut"><text:span text:style-name="T3">Besoins et contraintes liés au projet :</text:span></text:span></text:p>
      <text:p text:style-name="P2"/>
      <text:p text:style-name="P2"><text:tab/>Besoins fonctionnels :</text:p>
      <text:list xml:id="list3070342055" text:style-name="L1">
        <text:list-item>
          <text:p text:style-name="P6">Mettre en place un système de gestion des adhérents</text:p>
        </text:list-item>
        <text:list-item>
          <text:p text:style-name="P6">Mettre en place une plateforme e-commerce</text:p>
        </text:list-item>
        <text:list-item>
          <text:p text:style-name="P6">Gérer les demandes d'adhésion et d'inscription des clients</text:p>
        </text:list-item>
        <text:list-item>
          <text:p text:style-name="P6">Un système de messagerie </text:p>
        </text:list-item>
      </text:list>
      <text:p text:style-name="Standard"/>
      <text:p text:style-name="P2"><text:tab/>Contraintes de temps:</text:p>
      <text:list xml:id="list1261286555" text:style-name="L2">
        <text:list-item>
          <text:p text:style-name="P7">pas de maîtrise du temps passé sur chaque tâche.</text:p>
        </text:list-item>
      </text:list>
      <text:p text:style-name="Standard"/>
      <text:p text:style-name="P2"><text:tab/>Contraintes techniques :</text:p>
      <text:list xml:id="list1323931512" text:style-name="L3">
        <text:list-item>
          <text:p text:style-name="P8">Travail d'équipe à <text:s/>distance</text:p>
        </text:list-item>
        <text:list-item>
          <text:p text:style-name="P8">L'aspect esthétique de la page.</text:p>
        </text:list-item>
      </text:list>
      <text:p text:style-name="P2"/>
      <text:p text:style-name="Standard"><text:span text:style-name="Police_20_par_20_défaut"><text:span text:style-name="T1">Résultat attendus :</text:span></text:span></text:p>
      <text:p text:style-name="P3">Adhérent :</text:p>
      <text:p text:style-name="Standard"><text:tab/>Affichage dynamique des membres de l'association présent dans la base de données et gestion des membres ;</text:p>
      <text:p text:style-name="Standard"/>
      <text:list xml:id="list558093576" text:style-name="L4">
        <text:list-item>
          <text:list>
            <text:list-item>
              <text:p text:style-name="P9">Ajouter un membre</text:p>
            </text:list-item>
            <text:list-item>
              <text:p text:style-name="P9">Supprimer un membre</text:p>
            </text:list-item>
            <text:list-item>
              <text:p text:style-name="P9">Modifier un membre</text:p>
            </text:list-item>
            <text:list-item>
              <text:p text:style-name="P9">Gérer les demandes d'adhésion</text:p>
            </text:list-item>
            <text:list-item>
              <text:p text:style-name="P9">Lister les membres</text:p>
            </text:list-item>
          </text:list>
        </text:list-item>
      </text:list>
      <text:p text:style-name="Standard"/>
      <text:p text:style-name="P3">Messagerie:</text:p>
      <text:p text:style-name="Standard"><text:tab/>Avoir un systeme de messagerie en bas de page afin que les personnes puissent comuniquer avec des adminstrateurs du site web. Les messages doivent être consultables par les administateurs et supprimables</text:p>
      <text:p text:style-name="Standard"/>
      <text:p text:style-name="P3">Shop:</text:p>
      <text:p text:style-name="Standard"><text:tab/>Avoir une page shop qui liste les articles qui sont stockés dans la base de données. L’administrateur doit pouvoir :</text:p>
      <text:p text:style-name="Standard"><text:tab/>-ajouter un article</text:p>
      <text:p text:style-name="Standard"><text:tab/>-supprimer un article</text:p>
      <text:p text:style-name="Standard"><text:tab/>-modifier un article</text:p>
      <text:p text:style-name="Standard"><text:tab/>-afficher une liste d’articles.</text:p>
      <text:p text:style-name="Standard"/>
      <text:p text:style-name="P3">Client:</text:p>
      <text:p text:style-name="Standard">Un système d’inscription dans le site pour permettre aux clients d’acheter des articles sur le site. Les adminstrateurs doivent pouvoir :</text:p>
      <text:p text:style-name="Standard">-avoir une liste de clients inscrits</text:p>
      <text:p text:style-name="Standard"><text:soft-page-break/>-supprimer un client de la base de <text:s/>données ( en cas de problème )</text:p>
      <text:p text:style-name="Standard">-modifier les informations d’un client ( avec consentement du client )</text:p>
      <text:p text:style-name="Standard">-confirmer les commandes passer par les clients.</text:p>
      <text:p text:style-name="Standard"/>
      <text:p text:style-name="Standard"><text:span text:style-name="Police_20_par_20_défaut"><text:span text:style-name="T1">En général du contenu des pages du site web :</text:span></text:span></text:p>
      <text:p text:style-name="P4"/>
      <text:p text:style-name="Standard">Le site doit être composé de plusieurs pages:</text:p>
      <text:list xml:id="list1261098998" text:style-name="L5">
        <text:list-item>
          <text:p text:style-name="P10"><text:span text:style-name="Police_20_par_20_défaut"><text:span text:style-name="T2">La page principale </text:span></text:span>: elle a pour but de présenter la structure , leur but ect ...</text:p>
        </text:list-item>
        <text:list-item>
          <text:p text:style-name="P10"><text:span text:style-name="Police_20_par_20_défaut"><text:span text:style-name="T2">La page de présentation des membres </text:span></text:span>: Présentation des membres avec une photo , nom , prénom , age , rôle dans la structure <text:s/>et une présentation .</text:p>
        </text:list-item>
        <text:list-item>
          <text:p text:style-name="P10"><text:span text:style-name="Police_20_par_20_défaut"><text:span text:style-name="T2">Système de message: </text:span></text:span>le pied de page doit contenir un espace dédié à la messagerie pour permettre aux membres de contacter l’équipe Ryoken. Cette page est associée à une page visible par les adminstrateurs et les adhérents pour consulter la messagerie.</text:p>
        </text:list-item>
        <text:list-item>
          <text:p text:style-name="P10"><text:span text:style-name="Police_20_par_20_défaut"><text:span text:style-name="T2">Systeme de login </text:span></text:span>qui donnera acces au compte admin, adhérent ou client.</text:p>
        </text:list-item>
        <text:list-item>
          <text:p text:style-name="P10"><text:span text:style-name="Police_20_par_20_défaut"><text:span text:style-name="T2">Système d’inscription </text:span></text:span>pour les clients qui souhaitent acheter un article</text:p>
        </text:list-item>
        <text:list-item>
          <text:p text:style-name="P10"><text:span text:style-name="Police_20_par_20_défaut"><text:span text:style-name="T2">Système de demande d’adhésion </text:span></text:span>pour les personnes qui souhaite intégrer l’équipe ryokan.</text:p>
        </text:list-item>
        <text:list-item>
          <text:p text:style-name="P10"><text:span text:style-name="T2">La page shop</text:span> est composée de 4 pages : pages des articles, la page du panier, la page du récapitulatif de la commande et enfin la page de payement.</text:p>
        </text:list-item>
        <text:list-item>
          <text:p text:style-name="P10"><text:span text:style-name="Police_20_par_20_défaut"><text:span text:style-name="T2">Les pages de gestion </text:span></text:span>articles<text:span text:style-name="Police_20_par_20_défaut"><text:span text:style-name="T2"> </text:span></text:span>/ client / adhérents qui ne seront visibles que pour les adminstrateurs.</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initial-creator>Max BLANC</meta:initial-creator>
    <meta:creation-date>2021-04-06T15:25:00Z</meta:creation-date>
    <dc:date>2021-04-06T19:54:36.502000000</dc:date>
    <meta:editing-cycles>5</meta:editing-cycles>
    <meta:editing-duration>PT10M55S</meta:editing-duration>
    <meta:document-statistic meta:table-count="0" meta:image-count="0" meta:object-count="0" meta:page-count="2" meta:paragraph-count="46" meta:word-count="469" meta:character-count="2720" meta:non-whitespace-character-count="2301"/>
    <meta:template xlink:type="simple" xlink:actuate="onRequest" xlink:title="" xlink:href="../../../../../Users/lahce/Desktop/E6/Cahier_des_charges_ryoken%20(2).odt/Normal"/>
  </office:meta>
</office:document-meta>
</file>